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040" officeooo:paragraph-rsid="0013e040"/>
    </style:style>
    <style:style style:name="P2" style:family="paragraph" style:parent-style-name="Standard">
      <style:text-properties officeooo:rsid="0013e040" officeooo:paragraph-rsid="0030b819"/>
    </style:style>
    <style:style style:name="P3" style:family="paragraph" style:parent-style-name="Standard">
      <style:text-properties officeooo:rsid="0013e040" officeooo:paragraph-rsid="0032959e"/>
    </style:style>
    <style:style style:name="P4" style:family="paragraph" style:parent-style-name="Standard">
      <style:text-properties officeooo:rsid="0013e040" officeooo:paragraph-rsid="00343bbc"/>
    </style:style>
    <style:style style:name="P5" style:family="paragraph" style:parent-style-name="Standard">
      <style:text-properties officeooo:rsid="0013e040" officeooo:paragraph-rsid="003a858b"/>
    </style:style>
    <style:style style:name="P6" style:family="paragraph" style:parent-style-name="Standard">
      <style:text-properties officeooo:rsid="0013e040" officeooo:paragraph-rsid="003c76c5"/>
    </style:style>
    <style:style style:name="P7" style:family="paragraph" style:parent-style-name="Standard">
      <style:text-properties officeooo:rsid="0013e040" officeooo:paragraph-rsid="003d249b"/>
    </style:style>
    <style:style style:name="P8" style:family="paragraph" style:parent-style-name="Standard">
      <style:text-properties officeooo:rsid="0013e040" officeooo:paragraph-rsid="004023e8"/>
    </style:style>
    <style:style style:name="P9" style:family="paragraph" style:parent-style-name="Standard">
      <style:text-properties officeooo:rsid="0013e040" officeooo:paragraph-rsid="0043b7d1"/>
    </style:style>
    <style:style style:name="P10" style:family="paragraph" style:parent-style-name="Standard">
      <style:text-properties officeooo:rsid="0013e040" officeooo:paragraph-rsid="0049adbf"/>
    </style:style>
    <style:style style:name="P11" style:family="paragraph" style:parent-style-name="Standard">
      <style:text-properties officeooo:rsid="0013e040" officeooo:paragraph-rsid="004a6b8f"/>
    </style:style>
    <style:style style:name="P12" style:family="paragraph" style:parent-style-name="Standard">
      <style:text-properties officeooo:rsid="0013e040" officeooo:paragraph-rsid="0051965c"/>
    </style:style>
    <style:style style:name="P13" style:family="paragraph" style:parent-style-name="Standard">
      <style:text-properties officeooo:rsid="0013e040" officeooo:paragraph-rsid="005271bf"/>
    </style:style>
    <style:style style:name="P14" style:family="paragraph" style:parent-style-name="Standard">
      <style:text-properties officeooo:rsid="0013e040" officeooo:paragraph-rsid="00563d90"/>
    </style:style>
    <style:style style:name="P15" style:family="paragraph" style:parent-style-name="Standard">
      <style:text-properties officeooo:rsid="0013e040" officeooo:paragraph-rsid="0056fc8c"/>
    </style:style>
    <style:style style:name="P16" style:family="paragraph" style:parent-style-name="Standard">
      <style:text-properties officeooo:rsid="0014785d" officeooo:paragraph-rsid="0014785d"/>
    </style:style>
    <style:style style:name="P17" style:family="paragraph" style:parent-style-name="Standard">
      <style:text-properties officeooo:rsid="0014785d" officeooo:paragraph-rsid="001a46d6"/>
    </style:style>
    <style:style style:name="P18" style:family="paragraph" style:parent-style-name="Standard">
      <style:text-properties officeooo:rsid="0014785d" officeooo:paragraph-rsid="0020d3cc"/>
    </style:style>
    <style:style style:name="P19" style:family="paragraph" style:parent-style-name="Standard">
      <style:text-properties officeooo:rsid="0018c232" officeooo:paragraph-rsid="0018c232"/>
    </style:style>
    <style:style style:name="P20" style:family="paragraph" style:parent-style-name="Standard">
      <style:text-properties fo:font-weight="normal" officeooo:paragraph-rsid="0018c232" style:font-weight-asian="normal" style:font-weight-complex="normal"/>
    </style:style>
    <style:style style:name="P21" style:family="paragraph" style:parent-style-name="Standard">
      <style:text-properties fo:font-weight="normal" officeooo:paragraph-rsid="001903bf" style:font-weight-asian="normal" style:font-weight-complex="normal"/>
    </style:style>
    <style:style style:name="P22" style:family="paragraph" style:parent-style-name="Standard">
      <style:text-properties fo:font-weight="normal" officeooo:paragraph-rsid="001b88b8" style:font-weight-asian="normal" style:font-weight-complex="normal"/>
    </style:style>
    <style:style style:name="P23" style:family="paragraph" style:parent-style-name="Standard">
      <style:text-properties fo:font-weight="normal" officeooo:paragraph-rsid="001e9ae7" style:font-weight-asian="normal" style:font-weight-complex="normal"/>
    </style:style>
    <style:style style:name="P24" style:family="paragraph" style:parent-style-name="Standard">
      <style:text-properties fo:font-weight="normal" officeooo:rsid="001903bf" officeooo:paragraph-rsid="0029bd63" style:font-weight-asian="normal" style:font-weight-complex="normal"/>
    </style:style>
    <style:style style:name="P25" style:family="paragraph" style:parent-style-name="Standard">
      <style:text-properties fo:font-weight="normal" officeooo:rsid="001903bf" officeooo:paragraph-rsid="002c2d9d" style:font-weight-asian="normal" style:font-weight-complex="normal"/>
    </style:style>
    <style:style style:name="P26" style:family="paragraph" style:parent-style-name="Standard">
      <style:text-properties fo:font-weight="normal" officeooo:rsid="001903bf" officeooo:paragraph-rsid="002c4adf" style:font-weight-asian="normal" style:font-weight-complex="normal"/>
    </style:style>
    <style:style style:name="P27" style:family="paragraph" style:parent-style-name="Standard">
      <style:text-properties fo:font-weight="normal" officeooo:rsid="001903bf" officeooo:paragraph-rsid="002d1178" style:font-weight-asian="normal" style:font-weight-complex="normal"/>
    </style:style>
    <style:style style:name="P28" style:family="paragraph" style:parent-style-name="Standard">
      <style:text-properties officeooo:rsid="001903bf" officeooo:paragraph-rsid="001903bf"/>
    </style:style>
    <style:style style:name="P29" style:family="paragraph" style:parent-style-name="Standard">
      <style:text-properties officeooo:rsid="001d05c6" officeooo:paragraph-rsid="005271bf"/>
    </style:style>
    <style:style style:name="P30" style:family="paragraph" style:parent-style-name="Standard">
      <style:text-properties officeooo:rsid="0027cf6d" officeooo:paragraph-rsid="0029bd63"/>
    </style:style>
    <style:style style:name="P31" style:family="paragraph" style:parent-style-name="Standard">
      <style:text-properties officeooo:rsid="005271bf" officeooo:paragraph-rsid="005271bf"/>
    </style:style>
    <style:style style:name="T1" style:family="text">
      <style:text-properties officeooo:rsid="0015a186"/>
    </style:style>
    <style:style style:name="T2" style:family="text">
      <style:text-properties officeooo:rsid="001a46d6"/>
    </style:style>
    <style:style style:name="T3" style:family="text">
      <style:text-properties officeooo:rsid="001b88b8"/>
    </style:style>
    <style:style style:name="T4" style:family="text">
      <style:text-properties officeooo:rsid="001d980e"/>
    </style:style>
    <style:style style:name="T5" style:family="text">
      <style:text-properties officeooo:rsid="001e9ae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980e" style:font-weight-asian="normal" style:font-weight-complex="normal"/>
    </style:style>
    <style:style style:name="T8" style:family="text">
      <style:text-properties fo:font-weight="normal" officeooo:rsid="0025e0b8" style:font-weight-asian="normal" style:font-weight-complex="normal"/>
    </style:style>
    <style:style style:name="T9" style:family="text">
      <style:text-properties fo:font-weight="normal" officeooo:rsid="001a46d6" style:font-weight-asian="normal" style:font-weight-complex="normal"/>
    </style:style>
    <style:style style:name="T10" style:family="text">
      <style:text-properties fo:font-weight="normal" officeooo:rsid="0029bd63" style:font-weight-asian="normal" style:font-weight-complex="normal"/>
    </style:style>
    <style:style style:name="T11" style:family="text">
      <style:text-properties fo:font-weight="normal" officeooo:rsid="002c2d9d" style:font-weight-asian="normal" style:font-weight-complex="normal"/>
    </style:style>
    <style:style style:name="T12" style:family="text">
      <style:text-properties fo:font-weight="normal" officeooo:rsid="001e9ae7" style:font-weight-asian="normal" style:font-weight-complex="normal"/>
    </style:style>
    <style:style style:name="T13" style:family="text">
      <style:text-properties fo:font-weight="normal" officeooo:rsid="0030b819" style:font-weight-asian="normal" style:font-weight-complex="normal"/>
    </style:style>
    <style:style style:name="T14" style:family="text">
      <style:text-properties fo:font-weight="normal" officeooo:rsid="002b773a" style:font-weight-asian="normal" style:font-weight-complex="normal"/>
    </style:style>
    <style:style style:name="T15" style:family="text">
      <style:text-properties fo:font-weight="normal" officeooo:rsid="0032959e" style:font-weight-asian="normal" style:font-weight-complex="normal"/>
    </style:style>
    <style:style style:name="T16" style:family="text">
      <style:text-properties fo:font-weight="normal" officeooo:rsid="001b88b8" style:font-weight-asian="normal" style:font-weight-complex="normal"/>
    </style:style>
    <style:style style:name="T17" style:family="text">
      <style:text-properties fo:font-weight="normal" officeooo:rsid="00360e94" style:font-weight-asian="normal" style:font-weight-complex="normal"/>
    </style:style>
    <style:style style:name="T18" style:family="text">
      <style:text-properties fo:font-weight="normal" officeooo:rsid="00389ea5" style:font-weight-asian="normal" style:font-weight-complex="normal"/>
    </style:style>
    <style:style style:name="T19" style:family="text">
      <style:text-properties fo:font-weight="normal" officeooo:rsid="003bbd67" style:font-weight-asian="normal" style:font-weight-complex="normal"/>
    </style:style>
    <style:style style:name="T20" style:family="text">
      <style:text-properties fo:font-weight="normal" officeooo:rsid="003c76c5" style:font-weight-asian="normal" style:font-weight-complex="normal"/>
    </style:style>
    <style:style style:name="T21" style:family="text">
      <style:text-properties fo:font-weight="normal" officeooo:rsid="003d249b" style:font-weight-asian="normal" style:font-weight-complex="normal"/>
    </style:style>
    <style:style style:name="T22" style:family="text">
      <style:text-properties fo:font-weight="normal" officeooo:rsid="0042d119" style:font-weight-asian="normal" style:font-weight-complex="normal"/>
    </style:style>
    <style:style style:name="T23" style:family="text">
      <style:text-properties fo:font-weight="normal" officeooo:rsid="0046e006" style:font-weight-asian="normal" style:font-weight-complex="normal"/>
    </style:style>
    <style:style style:name="T24" style:family="text">
      <style:text-properties fo:font-weight="normal" officeooo:rsid="0047e434" style:font-weight-asian="normal" style:font-weight-complex="normal"/>
    </style:style>
    <style:style style:name="T25" style:family="text">
      <style:text-properties fo:font-weight="normal" officeooo:rsid="0049adbf" style:font-weight-asian="normal" style:font-weight-complex="normal"/>
    </style:style>
    <style:style style:name="T26" style:family="text">
      <style:text-properties fo:font-weight="normal" officeooo:rsid="004d4ea6" style:font-weight-asian="normal" style:font-weight-complex="normal"/>
    </style:style>
    <style:style style:name="T27" style:family="text">
      <style:text-properties fo:font-weight="normal" officeooo:rsid="004e1023" style:font-weight-asian="normal" style:font-weight-complex="normal"/>
    </style:style>
    <style:style style:name="T28" style:family="text">
      <style:text-properties fo:font-weight="normal" officeooo:rsid="004fd5d9" style:font-weight-asian="normal" style:font-weight-complex="normal"/>
    </style:style>
    <style:style style:name="T29" style:family="text">
      <style:text-properties fo:font-weight="normal" officeooo:rsid="00516e10" style:font-weight-asian="normal" style:font-weight-complex="normal"/>
    </style:style>
    <style:style style:name="T30" style:family="text">
      <style:text-properties fo:font-weight="normal" officeooo:rsid="00343bbc" style:font-weight-asian="normal" style:font-weight-complex="normal"/>
    </style:style>
    <style:style style:name="T31" style:family="text">
      <style:text-properties fo:font-weight="normal" officeooo:rsid="005637c5" style:font-weight-asian="normal" style:font-weight-complex="normal"/>
    </style:style>
    <style:style style:name="T32" style:family="text">
      <style:text-properties fo:font-weight="normal" officeooo:rsid="00563d90" style:font-weight-asian="normal" style:font-weight-complex="normal"/>
    </style:style>
    <style:style style:name="T33" style:family="text">
      <style:text-properties fo:font-weight="normal" officeooo:rsid="005665fe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officeooo:rsid="0015a186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0d3cc" style:font-weight-asian="bold" style:font-weight-complex="bold"/>
    </style:style>
    <style:style style:name="T37" style:family="text">
      <style:text-properties officeooo:rsid="0020d3cc"/>
    </style:style>
    <style:style style:name="T38" style:family="text">
      <style:text-properties officeooo:rsid="00232512"/>
    </style:style>
    <style:style style:name="T39" style:family="text">
      <style:text-properties officeooo:rsid="0025e0b8"/>
    </style:style>
    <style:style style:name="T40" style:family="text">
      <style:text-properties officeooo:rsid="0027cf6d"/>
    </style:style>
    <style:style style:name="T41" style:family="text">
      <style:text-properties officeooo:rsid="0029bd63"/>
    </style:style>
    <style:style style:name="T42" style:family="text">
      <style:text-properties officeooo:rsid="002aec51"/>
    </style:style>
    <style:style style:name="T43" style:family="text">
      <style:text-properties officeooo:rsid="002b773a"/>
    </style:style>
    <style:style style:name="T44" style:family="text">
      <style:text-properties officeooo:rsid="002c2d9d"/>
    </style:style>
    <style:style style:name="T45" style:family="text">
      <style:text-properties officeooo:rsid="002c4adf"/>
    </style:style>
    <style:style style:name="T46" style:family="text">
      <style:text-properties officeooo:rsid="002d1178"/>
    </style:style>
    <style:style style:name="T47" style:family="text">
      <style:text-properties officeooo:rsid="00343bbc"/>
    </style:style>
    <style:style style:name="T48" style:family="text">
      <style:text-properties officeooo:rsid="003a858b"/>
    </style:style>
    <style:style style:name="T49" style:family="text">
      <style:text-properties fo:color="#b2b2b2" officeooo:rsid="003e15e9"/>
    </style:style>
    <style:style style:name="T50" style:family="text">
      <style:text-properties fo:color="#b2b2b2" officeooo:rsid="0040857c"/>
    </style:style>
    <style:style style:name="T51" style:family="text">
      <style:text-properties fo:color="#b2b2b2" officeooo:rsid="00411d94"/>
    </style:style>
    <style:style style:name="T52" style:family="text">
      <style:text-properties fo:color="#b2b2b2" officeooo:rsid="004b530e"/>
    </style:style>
    <style:style style:name="T53" style:family="text">
      <style:text-properties officeooo:rsid="004a6b8f"/>
    </style:style>
    <style:style style:name="T54" style:family="text">
      <style:text-properties officeooo:rsid="0051965c"/>
    </style:style>
    <style:style style:name="T55" style:family="text">
      <style:text-properties officeooo:rsid="0055719b"/>
    </style:style>
    <style:style style:name="T56" style:family="text">
      <style:text-properties officeooo:rsid="0056f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You are supposed to make <text:span text:style-name="T36">two</text:span> <text:span text:style-name="T37">different </text:span>basic peanut butter and jelly sandwich<text:span text:style-name="T37">es</text:span> <text:span text:style-name="T2">together </text:span>with Mary. <text:span text:style-name="T38">The first sandwich should be prepared by an organic peanut butter and strawberry jelly. The second peanut butter should be prepared by an inorganic peanut butter and grape jelly.</text:span> <text:span text:style-name="T1">All the ingredients are available to you and Mary, including:</text:span></text:p>
      <text:p text:style-name="P17"/>
      <text:p text:style-name="P17"><text:span text:style-name="T1"><text:tab/>a) a jar of organic peanut butter and a jar of inorganic peanut butter, </text:span></text:p>
      <text:p text:style-name="P17"><text:span text:style-name="T1"><text:tab/>b) two different jars of jellies (Strawberry and Grape), and </text:span></text:p>
      <text:p text:style-name="P18"><text:span text:style-name="T1"><text:tab/>c) 4 slices of plain whole wheat bread.</text:span></text:p>
      <text:p text:style-name="P17"/>
      <text:p text:style-name="P17"><text:span text:style-name="T1">To prepare </text:span><text:span text:style-name="T35">two</text:span><text:span text:style-name="T1"> sandwiches the following </text:span><text:span text:style-name="T35">steps</text:span><text:span text:style-name="T1"> and </text:span><text:span text:style-name="T35">orders</text:span><text:span text:style-name="T1"> are required:</text:span></text:p>
      <text:p text:style-name="P16"/>
      <text:p text:style-name="P20"><text:span text:style-name="T4">A. You should grab first slice of the bread and s</text:span>pread <text:span text:style-name="T39">organic </text:span>peanut butter evenly onto <text:span text:style-name="T2">that </text:span>slice using a knife.</text:p>
      <text:p text:style-name="P20"/>
      <text:p text:style-name="P23"><text:span text:style-name="T4">B. Mary should grab second slice of the bread and s</text:span>pread <text:span text:style-name="T39">strawberry </text:span>jelly evenly onto the <text:span text:style-name="T43">second</text:span> slice of bread using a<text:span text:style-name="T5">nother</text:span> knife.</text:p>
      <text:p text:style-name="P19"/>
      <text:p text:style-name="P22"><text:span text:style-name="T4">C. Mary should pass her own slice of the bread to you (covered by strawberry jelly).</text:span></text:p>
      <text:p text:style-name="P22"/>
      <text:p text:style-name="P22"><text:span text:style-name="T4">D. You should p</text:span>ress the two slices of bread together <text:span text:style-name="T3">and pass the first sandwich to Mary.</text:span></text:p>
      <text:p text:style-name="P16"/>
      <text:p text:style-name="P21"><text:span text:style-name="T4">E. Mary should c</text:span>ut the <text:span text:style-name="T40">first </text:span>sandwich <text:span text:style-name="T3">in half and put it into a zip lock bag</text:span>.</text:p>
      <text:p text:style-name="P28"/>
      <text:p text:style-name="P30">F. <text:span text:style-name="T7">You should grab </text:span><text:span text:style-name="T10">third</text:span><text:span text:style-name="T7"> slice of the bread and s</text:span><text:span text:style-name="T6">pread </text:span><text:span text:style-name="T10">in</text:span><text:span text:style-name="T8">organic </text:span><text:span text:style-name="T6">peanut butter evenly onto </text:span><text:span text:style-name="T9">that </text:span><text:span text:style-name="T6">slice using </text:span><text:span text:style-name="T11">your</text:span><text:span text:style-name="T6"> knife.</text:span></text:p>
      <text:p text:style-name="P28"/>
      <text:p text:style-name="P24"><text:span text:style-name="T41">G. Mary should grab fourth slice of the bread and s</text:span>pread <text:span text:style-name="T42">grape </text:span>jelly evenly onto th<text:span text:style-name="T42">at </text:span>slice of bread using <text:span text:style-name="T42">her own</text:span> knife.</text:p>
      <text:p text:style-name="P28"/>
      <text:p text:style-name="P25"><text:span text:style-name="T44">H. Mary should pass her own (last) slice of the bread to you (covered by grape jelly).</text:span></text:p>
      <text:p text:style-name="P28"/>
      <text:p text:style-name="P26"><text:span text:style-name="T45">I. You should p</text:span>ress the two slices of bread together <text:span text:style-name="T3">and pass the second sandwich to Mary.</text:span></text:p>
      <text:p text:style-name="P26"/>
      <text:p text:style-name="P27"><text:span text:style-name="T46">J. Mary should c</text:span>ut the <text:span text:style-name="T46">second </text:span>sandwich <text:span text:style-name="T3">in half and put it into another zip lock bag</text:span>.</text:p>
      <text:p text:style-name="P27"/>
      <text:p text:style-name="P27"/>
      <text:p text:style-name="P29">Now, please answer the following questions:</text:p>
      <text:p text:style-name="P31"/>
      <text:p text:style-name="P31"><text:span text:style-name="T34">NOTE</text:span>: All <text:span text:style-name="T55">of </text:span>the following questions are distinct.</text:p>
      <text:p text:style-name="P28"/>
      <text:p text:style-name="P2"><text:span text:style-name="T5">1. Imagine y</text:span><text:span text:style-name="T7">ou </text:span><text:span text:style-name="T13">have </text:span><text:span text:style-name="T7">s</text:span><text:span text:style-name="T12">pread </text:span><text:span text:style-name="T8">organic </text:span><text:span text:style-name="T12">peanut butter evenly onto </text:span><text:span text:style-name="T13">your first </text:span><text:span text:style-name="T12">slice </text:span><text:span text:style-name="T13">of bread </text:span><text:span text:style-name="T12">using </text:span><text:span text:style-name="T13">your</text:span><text:span text:style-name="T12"> knife. </text:span>Which of the following two actions is more expected? <text:span text:style-name="T49">[E</text:span><text:span text:style-name="T50">xpected</text:span><text:span text:style-name="T49"> </text:span><text:span text:style-name="T50">vs.</text:span><text:span text:style-name="T49"> M</text:span><text:span text:style-name="T50">ost_Expected</text:span><text:span text:style-name="T49">]</text:span></text:p>
      <text:p text:style-name="P1"/>
      <text:p text:style-name="P2">A. <text:span text:style-name="T7">Mary s</text:span><text:span text:style-name="T6">pread</text:span><text:span text:style-name="T13">s</text:span><text:span text:style-name="T6"> </text:span><text:span text:style-name="T8">strawberry </text:span><text:span text:style-name="T6">jelly evenly onto the </text:span><text:span text:style-name="T14">second</text:span><text:span text:style-name="T6"> slice of bread using </text:span><text:span text:style-name="T13">her</text:span><text:span text:style-name="T6"> knife.</text:span></text:p>
      <text:p text:style-name="P2"><text:span text:style-name="T6"/></text:p>
      <text:p text:style-name="P3">B. <text:span text:style-name="T7">Mary </text:span><text:span text:style-name="T15">passes the </text:span><text:span text:style-name="T24">her own</text:span><text:span text:style-name="T15"> slice of the bread to you without </text:span><text:span text:style-name="T7">s</text:span><text:span text:style-name="T6">pread</text:span><text:span text:style-name="T15">ing</text:span><text:span text:style-name="T6"> </text:span><text:span text:style-name="T8">strawberry </text:span><text:span text:style-name="T6">jelly onto th</text:span><text:span text:style-name="T15">at</text:span><text:span text:style-name="T6"> slice of bread.</text:span></text:p>
      <text:p text:style-name="P1"/>
      <text:p text:style-name="P1">C. No difference.</text:p>
      <text:p text:style-name="P1"><text:soft-page-break/></text:p>
      <text:p text:style-name="P8"><text:span text:style-name="T47">2. Imagine y</text:span><text:span text:style-name="T7">ou </text:span><text:span text:style-name="T13">have </text:span><text:span text:style-name="T7">p</text:span><text:span text:style-name="T13">ress</text:span><text:span text:style-name="T17">ed</text:span><text:span text:style-name="T13"> the two slices of bread </text:span><text:span text:style-name="T17">(one covered with </text:span><text:span text:style-name="T31">strawberry </text:span><text:span text:style-name="T17">jelly and one covered with </text:span><text:span text:style-name="T32">organic</text:span><text:span text:style-name="T17"> peanut butter) </text:span><text:span text:style-name="T13">together </text:span><text:span text:style-name="T16">and pass </text:span><text:span text:style-name="T23">it as </text:span><text:span text:style-name="T16">the first sandwich to Mary. </text:span>Which of the following two actions is more expected? <text:span text:style-name="T49">[E</text:span><text:span text:style-name="T51">xpected</text:span><text:span text:style-name="T49"> – M</text:span><text:span text:style-name="T51">ost_Unexpected</text:span><text:span text:style-name="T49">]</text:span></text:p>
      <text:p text:style-name="P4"/>
      <text:p text:style-name="P6">A. <text:span text:style-name="T7">Mary</text:span><text:span text:style-name="T16"> put</text:span><text:span text:style-name="T19">s</text:span><text:span text:style-name="T16"> </text:span><text:span text:style-name="T19">the given sandwich</text:span><text:span text:style-name="T16"> into a zip lock bag </text:span><text:span text:style-name="T22">without</text:span><text:span text:style-name="T19"> cutting it in half</text:span><text:span text:style-name="T6">.</text:span></text:p>
      <text:p text:style-name="P4"><text:span text:style-name="T6"/></text:p>
      <text:p text:style-name="P4">B. <text:span text:style-name="T7">Mary </text:span><text:span text:style-name="T18">takes a bite o</text:span><text:span text:style-name="T20">f</text:span><text:span text:style-name="T18"> the given sandwich</text:span><text:span text:style-name="T6">.</text:span></text:p>
      <text:p text:style-name="P4"/>
      <text:p text:style-name="P4">C. No difference.</text:p>
      <text:p text:style-name="P4"/>
      <text:p text:style-name="P4"/>
      <text:p text:style-name="P4"/>
      <text:p text:style-name="P4"/>
      <text:p text:style-name="P9"><text:span text:style-name="T48">3. Imagine y</text:span><text:span text:style-name="T7">ou</text:span><text:span text:style-name="T13"> </text:span><text:span text:style-name="T21">are </text:span><text:span text:style-name="T7">s</text:span><text:span text:style-name="T12">pread</text:span><text:span text:style-name="T21">ing</text:span><text:span text:style-name="T12"> </text:span><text:span text:style-name="T8">organic </text:span><text:span text:style-name="T12">peanut butter evenly onto </text:span><text:span text:style-name="T13">your first </text:span><text:span text:style-name="T12">slice </text:span><text:span text:style-name="T13">of bread </text:span><text:span text:style-name="T12">using </text:span><text:span text:style-name="T13">your</text:span><text:span text:style-name="T12"> knife.</text:span><text:span text:style-name="T16"> </text:span>Which of the following two actions is more expected? <text:span text:style-name="T49">[E</text:span><text:span text:style-name="T51">xpected</text:span><text:span text:style-name="T49"> – </text:span><text:span text:style-name="T51">Unexpected</text:span><text:span text:style-name="T49">]</text:span></text:p>
      <text:p text:style-name="P5"/>
      <text:p text:style-name="P10">A. <text:span text:style-name="T7">Mary s</text:span><text:span text:style-name="T6">pread</text:span><text:span text:style-name="T25">s</text:span><text:span text:style-name="T6"> </text:span><text:span text:style-name="T8">strawberry </text:span><text:span text:style-name="T6">jelly evenly onto the </text:span><text:span text:style-name="T14">second</text:span><text:span text:style-name="T6"> slice of bread using </text:span><text:span text:style-name="T25">her</text:span><text:span text:style-name="T6"> knife.</text:span></text:p>
      <text:p text:style-name="P5"><text:span text:style-name="T6"/></text:p>
      <text:p text:style-name="P7">B. <text:span text:style-name="T11">Mary pass</text:span><text:span text:style-name="T21">es</text:span><text:span text:style-name="T11"> her own slice of the bread to you </text:span><text:span text:style-name="T21">but </text:span><text:span text:style-name="T11">covered </text:span><text:span text:style-name="T25">with</text:span><text:span text:style-name="T11"> grape jelly </text:span><text:span text:style-name="T21">instead of strawberry jelly</text:span><text:span text:style-name="T11">.</text:span></text:p>
      <text:p text:style-name="P5"/>
      <text:p text:style-name="P5">C. No difference.</text:p>
      <text:p text:style-name="P5"/>
      <text:p text:style-name="P5"/>
      <text:p text:style-name="P5"/>
      <text:p text:style-name="P5"/>
      <text:p text:style-name="P11"><text:span text:style-name="T53">4. Imagine y</text:span><text:span text:style-name="T7">ou</text:span><text:span text:style-name="T13"> </text:span><text:span text:style-name="T21">are </text:span><text:span text:style-name="T7">s</text:span><text:span text:style-name="T12">pread</text:span><text:span text:style-name="T21">ing</text:span><text:span text:style-name="T12"> </text:span><text:span text:style-name="T26">in</text:span><text:span text:style-name="T8">organic </text:span><text:span text:style-name="T12">peanut butter evenly onto </text:span><text:span text:style-name="T28">the third</text:span><text:span text:style-name="T13"> </text:span><text:span text:style-name="T12">slice </text:span><text:span text:style-name="T13">of bread </text:span><text:span text:style-name="T12">using </text:span><text:span text:style-name="T13">your</text:span><text:span text:style-name="T12"> knife.</text:span><text:span text:style-name="T16"> </text:span>Which of the following two actions is more expected? <text:span text:style-name="T49">[</text:span><text:span text:style-name="T52">Most_</text:span><text:span text:style-name="T49">E</text:span><text:span text:style-name="T51">xpected</text:span><text:span text:style-name="T49"> – </text:span><text:span text:style-name="T52">Most_</text:span><text:span text:style-name="T51">Unexpected</text:span><text:span text:style-name="T49">]</text:span></text:p>
      <text:p text:style-name="P11"/>
      <text:p text:style-name="P11">A. <text:span text:style-name="T7">Mary s</text:span><text:span text:style-name="T6">pread</text:span><text:span text:style-name="T25">s</text:span><text:span text:style-name="T6"> </text:span><text:span text:style-name="T27">grape</text:span><text:span text:style-name="T8"> </text:span><text:span text:style-name="T6">jelly onto the </text:span><text:span text:style-name="T28">fourth</text:span><text:span text:style-name="T6"> slice of bread using </text:span><text:span text:style-name="T25">her</text:span><text:span text:style-name="T6"> knife.</text:span></text:p>
      <text:p text:style-name="P11"><text:span text:style-name="T6"/></text:p>
      <text:p text:style-name="P11">B. <text:span text:style-name="T11">Mary </text:span><text:span text:style-name="T29">mixes some of the grape jelly with the strawberry jelly to prepare a different flavor.</text:span></text:p>
      <text:p text:style-name="P11"/>
      <text:p text:style-name="P11">C. No difference.</text:p>
      <text:p text:style-name="P11"/>
      <text:p text:style-name="P11"/>
      <text:p text:style-name="P11"/>
      <text:p text:style-name="P11"/>
      <text:p text:style-name="P13"><text:span text:style-name="T54">5. </text:span><text:span text:style-name="T30">Imagine y</text:span><text:span text:style-name="T7">ou </text:span><text:span text:style-name="T13">have </text:span><text:span text:style-name="T7">p</text:span><text:span text:style-name="T13">ress</text:span><text:span text:style-name="T17">ed</text:span><text:span text:style-name="T13"> the two slices of bread </text:span><text:span text:style-name="T17">(one covered with </text:span><text:span text:style-name="T33">strawberry</text:span><text:span text:style-name="T31"> </text:span><text:span text:style-name="T17">jelly and one covered with </text:span><text:span text:style-name="T32">organic </text:span><text:span text:style-name="T17">peanut butter) </text:span><text:span text:style-name="T13">together </text:span><text:span text:style-name="T16">and pass </text:span><text:span text:style-name="T23">it as </text:span><text:span text:style-name="T16">the </text:span><text:span text:style-name="T33">first</text:span><text:span text:style-name="T16"> sandwich to Mary. </text:span>Which of the following two actions is more expected? <text:span text:style-name="T49">[</text:span><text:span text:style-name="T52">Most_</text:span><text:span text:style-name="T49">E</text:span><text:span text:style-name="T51">xpected</text:span><text:span text:style-name="T49"> – </text:span><text:span text:style-name="T51">Unexpected</text:span><text:span text:style-name="T49">]</text:span></text:p>
      <text:p text:style-name="P12"/>
      <text:p text:style-name="P14">A. <text:span text:style-name="T7">Mary</text:span><text:span text:style-name="T16"> put</text:span><text:span text:style-name="T19">s</text:span><text:span text:style-name="T16"> </text:span><text:span text:style-name="T19">the given sandwich</text:span><text:span text:style-name="T16"> into a zip lock bag </text:span><text:span text:style-name="T32">after</text:span><text:span text:style-name="T19"> cutting it in half</text:span><text:span text:style-name="T6">.</text:span></text:p>
      <text:p text:style-name="P12"><text:span text:style-name="T6"/></text:p>
      <text:p text:style-name="P15">B. <text:span text:style-name="T7">Mary s</text:span><text:span text:style-name="T6">pread</text:span><text:span text:style-name="T25">s</text:span><text:span text:style-name="T6"> </text:span><text:span text:style-name="T27">grape</text:span><text:span text:style-name="T8"> </text:span><text:span text:style-name="T6">jelly onto the </text:span><text:span text:style-name="T28">fourth</text:span><text:span text:style-name="T6"> slice of bread using </text:span><text:span text:style-name="T25">her</text:span><text:span text:style-name="T6"> knife.</text:span><text:span text:style-name="T56"> </text:span><text:span text:style-name="T29">.</text:span></text:p>
      <text:p text:style-name="P12"/>
      <text:p text:style-name="P12">C. No dif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0:24.817229957</meta:creation-date>
    <dc:date>2015-10-12T16:56:36.455926123</dc:date>
    <meta:editing-duration>PT3H52M19S</meta:editing-duration>
    <meta:editing-cycles>63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648" meta:character-count="3688" meta:non-whitespace-character-count="3068"/>
  </office:meta>
</office:document-meta>
</file>